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paragraph-rsid="000c3a78"/>
    </style:style>
    <style:style style:name="P2" style:family="paragraph" style:parent-style-name="Text_20_body">
      <style:text-properties officeooo:paragraph-rsid="000c3a78"/>
    </style:style>
    <style:style style:name="P3" style:family="paragraph" style:parent-style-name="Text_20_body">
      <style:text-properties officeooo:paragraph-rsid="000c4fb8"/>
    </style:style>
    <style:style style:name="P4" style:family="paragraph" style:parent-style-name="Text_20_body">
      <style:text-properties officeooo:paragraph-rsid="000ca528"/>
    </style:style>
    <style:style style:name="P5" style:family="paragraph" style:parent-style-name="Heading_20_1">
      <style:text-properties officeooo:paragraph-rsid="000c3a78"/>
    </style:style>
    <style:style style:name="P6" style:family="paragraph" style:parent-style-name="Title">
      <style:text-properties officeooo:paragraph-rsid="000c3a78"/>
    </style:style>
    <style:style style:name="T1" style:family="text">
      <style:text-properties officeooo:rsid="000c3a78"/>
    </style:style>
    <style:style style:name="T2" style:family="text">
      <style:text-properties officeooo:rsid="000c4fb8"/>
    </style:style>
    <style:style style:name="T3" style:family="text">
      <style:text-properties officeooo:rsid="000ca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SP Praktikumsaufgabe <text:span text:style-name="T3">5</text:span></text:p>
      <text:p text:style-name="P1">Bastian Weiser, Markus Blechschmidt </text:p>
      <text:p text:style-name="P1"><text:span text:style-name="T1">Mai</text:span> 2016 </text:p>
      <text:h text:style-name="Heading_20_1" text:outline-level="1">Analyse der Aufgabenstellung:</text:h>
      <text:p text:style-name="Text_20_body">Die Aufgabe besteht darin, einen Decoder f<text:span text:style-name="T1">ue</text:span>r einen Drehgeber auf dem TI-CBoard zu programmieren. Besondere Schwerpunkte <text:span text:style-name="T2">liegt </text:span>hierbei <text:span text:style-name="T2">diesmal auf der Nutzung von Interrupts und der Implementierung von Interrupt Service Routinen.</text:span></text:p>
      <text:h text:style-name="Heading_20_1" text:outline-level="1">Module:</text:h>
      <text:h text:style-name="Heading_20_2" text:outline-level="2">main</text:h>
      <text:p text:style-name="P3">obligatorisch</text:p>
      <text:h text:style-name="Heading_20_2" text:outline-level="2">Display</text:h>
      <text:p text:style-name="P3">Grundlegende Funktionen f<text:span text:style-name="T1">ue</text:span>r die (Formatierung und) Anzeige der Informationen.</text:p>
      <text:h text:style-name="Heading_20_2" text:outline-level="2">Schrittz<text:span text:style-name="T1">ae</text:span>hler</text:h>
      <text:p text:style-name="P3">Erkennung von Zustands<text:span text:style-name="T1">ue</text:span>berg<text:span text:style-name="T1">ae</text:span>ngen <text:span text:style-name="T2">durch Behandeln von Interrupts</text:span></text:p>
      <text:p text:style-name="P3">Erkennung von Fehler</text:p>
      <text:p text:style-name="P3">Errechnung von Position, Geschwindigkeit und Richtun<text:span text:style-name="T2">g</text:span></text:p>
      <text:h text:style-name="Heading_20_2" text:outline-level="2">Input/Ouput</text:h>
      <text:p text:style-name="Text_20_body">Ausgang zu den LEDs und Eingan f<text:span text:style-name="T1">ue</text:span>r Tastendr<text:span text:style-name="T1">ue</text:span>cke <text:span text:style-name="T3">und Drehgeber</text:span></text:p>
      <text:h text:style-name="Heading_20_2" text:outline-level="2">Errorh<text:span text:style-name="T1">ae</text:span>ndler</text:h>
      <text:p text:style-name="P2">Verarbeiten der Error Codes</text:p>
      <text:h text:style-name="P5" text:outline-level="1">Bemerkungen zum Programmablauf</text:h>
      <text:h text:style-name="Heading_20_2" text:outline-level="2"><text:s/>Zustands<text:span text:style-name="T1">ue</text:span>berg<text:span text:style-name="T1">ae</text:span>nge</text:h>
      <text:p text:style-name="P4"><text:span text:style-name="T3">Siehe Konzept Aufgabe 2</text:span></text:p>
      <text:h text:style-name="Heading_20_1" text:outline-level="1"><text:soft-page-break/>Fehlerbehandlung</text:h>
      <text:h text:style-name="Heading_20_2" text:outline-level="2">Illegaler Zustandswechsel</text:h>
      <text:p text:style-name="P2">Im Falle eines illegalen Zustandswechsels (verlorener Schritt) wird der Benutzer gebeten, den Drehgeber auf eine Ausgangsposition zur<text:span text:style-name="T1">ue</text:span>ckzustellen und das Programm durch einen Tastendruck neuzustar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24:10.231650428</meta:creation-date>
    <dc:date>2016-05-30T15:30:40.531463563</dc:date>
    <meta:editing-duration>PT56M8S</meta:editing-duration>
    <meta:editing-cycles>5</meta:editing-cycles>
    <meta:generator>LibreOffice/5.1.3.2$Linux_X86_64 LibreOffice_project/10m0$Build-2</meta:generator>
    <meta:document-statistic meta:table-count="0" meta:image-count="0" meta:object-count="0" meta:page-count="2" meta:paragraph-count="24" meta:word-count="124" meta:character-count="1016" meta:non-whitespace-character-count="913"/>
  </office:meta>
</office:document-meta>
</file>